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The participant reads the text in the home tab)</text:span></text:p>
      <text:p text:style-name="P1"><text:span text:style-name="T1"><text:s text:c="4"/>1.a Was the information presented enough for you to get an overall understanding of the SERDIF framework?</text:span></text:p>
      <text:p text:style-name="P1"><text:span text:style-name="T1"><text:s text:c="4"/><text:tab/>Task completed. I believe at this point the information is well explained and enough to actually go on with the tasks.</text:span></text:p>
      <text:p text:style-name="P1"><text:span text:style-name="T1"><text:s text:c="4"/>1.b If not, what information would you add?</text:span></text:p>
      <text:p text:style-name="P1"><text:span text:style-name="T1">2 Login with the credentials provided in the invitation email.</text:span></text:p>
      <text:p text:style-name="P1"><text:span text:style-name="T1"><text:tab/>I have them here, </text:span>so the task is completed<text:span text:style-name="T1"> as </text:span>I believe<text:span text:style-name="T1"> I signed in.</text:span></text:p>
      <text:p text:style-name="P1"><text:span text:style-name="T1">3 Submit a query using the input options available in the ‘Query’ tab on the left panel. </text:span></text:p>
      <text:p text:style-name="P1"><text:span text:style-name="T1"><text:tab/>Is the task the whole </text:span>thing<text:span text:style-name="T1"> or are the sub </text:span>tasks a<text:span text:style-name="T1"> task that I should </text:span>say completed<text:span text:style-name="T1">? Okay, okay, alright.</text:span></text:p>
      <text:p text:style-name="P1"><text:span text:style-name="T1"><text:s text:c="4"/>3.a Please explain and justify aloud the specific choices that you make.</text:span></text:p>
      <text:p text:style-name="P1"><text:span text:style-name="T1"><text:s text:c="3"/><text:tab/><text:tab/>I am going to select the example </text:span>events<text:span text:style-name="T1"> in Ireland ... Why? Because it is the only one I can select.</text:span></text:p>
      <text:p text:style-name="P1"><text:span text:style-name="T1"><text:s text:c="3"/><text:tab/><text:tab/>I am interested in the events that we are certain that are clear, so the definite event. I assume that the possible are those with certain uncertainties. At this point I am only interested in definite ones.</text:span></text:p>
      <text:p text:style-name="P1"><text:span text:style-name="T1"><text:s text:c="3"/><text:tab/><text:tab/>I am interested in let's see ... Limerick because it is a town I like and one of the ones I know in Ireland. That being said I see that you can </text:span>also add<text:span text:style-name="T1"> Dublin for instance, which is cool. Why would I add extra? Just as a shortcut to add all of them together at the same time because you are interested in all the events in Ireland. I don't want to have to click every single one of the counties by themselves but at this point I am only interested in Limerick and Dublin. So I will select those.</text:span></text:p>
      <text:p text:style-name="P1"><text:span text:style-name="T1"><text:s text:c="3"/><text:tab/><text:tab/>I am going to select a time window of one month so I will select 30 days with a lag of up to 7 days.</text:span></text:p>
      <text:p text:style-name="P1"><text:span text:style-name="T1"><text:s text:c="3"/><text:tab/><text:tab/>Why? Because I believe these are events for ANCA vasculitis, where the prodrome is not really known but 30 days seems to be a decent amount of exposure time and a week is probably not enough but in just case I am just interested in that.</text:span></text:p>
      <text:p text:style-name="P1"><text:span text:style-name="T1"><text:s text:c="3"/><text:tab/><text:tab/>First of all, let's check if there is some data. Oh, no events or envo data available.</text:span></text:p>
      <text:p text:style-name="P1"><text:span text:style-name="T1"><text:s text:c="3"/><text:tab/><text:tab/>Probably I need to select less days ... Why is there no data available? Let's see if I just say Dublin. Is this a problem with my settings of time window length?</text:span></text:p>
      <text:p text:style-name="P1"><text:span text:style-name="T1"><text:s text:c="3"/><text:tab/><text:tab/>I understand that the time window length, I would specify this better. Like with some information in a question mark. What is this? I assume that basically I am going to get an aggregated value of all the time window length with the lag in respect of the event for the days that I selected.</text:span></text:p>
      <text:p text:style-name="P1"><text:span text:style-name="T1"><text:s text:c="3"/><text:tab/><text:tab/>I mean I know this because I am kind of used to this type of research and I think we had discussed this. Even though I am not sure. I think this should be specified more clearly. I still don't know what it really means.</text:span></text:p>
      <text:p text:style-name="P1"><text:span text:style-name="T1"><text:s text:c="3"/><text:tab/><text:tab/>That being said, what am I missing?</text:span></text:p>
      <text:p text:style-name="P1"><text:soft-page-break/><text:span text:style-name="T1"><text:s text:c="3"/><text:tab/><text:tab/>Okay, let's </text:span>see the high<text:span text:style-name="T1"> probability. So we don't have data sets for Dublin that have definite events I am assuming. That is a pity but I will go on anyway with high probability events. We are no 100% sure but we are highly sure that these are the events we are interested in studying.</text:span></text:p>
      <text:p text:style-name="P1"><text:span text:style-name="T1"><text:s text:c="3"/><text:tab/><text:tab/>So I will go back to my original settings </text:span>with a time<text:span text:style-name="T1"> window length of 30 days and a lag of 7 days.</text:span></text:p>
      <text:p text:style-name="P1"><text:span text:style-name="T1"><text:s text:c="3"/><text:tab/><text:tab/>There is some data. I want to use daily data and the sum, </text:span>not the<text:span text:style-name="T1"> mean. That being said I would like this option to be variable specific so we could input a dictionary. For example, if it was precipitation I would like the sum but if it is for temperature I would like the mean as the sum of the temperatures doesn't make a lot of sense. Since this is a variable specific factor I would like to have them like this in default but having the possibility to go into more advanced settings. If you want to open more advanced settings to specify for each of the variables. At this point I don't know the variables I am getting, which I </text:span>think would<text:span text:style-name="T1"> also make sense before I decide on the aggregation method. How can I know how to aggregate the data if I don't really know the nature of the data at this point. So that is something I would change.</text:span></text:p>
      <text:p text:style-name="P1"><text:span text:style-name="T1"><text:s text:c="3"/><text:tab/><text:tab/>That being said we will go for days and the mean, so we will submit this.</text:span></text:p>
      <text:p text:style-name="P1"><text:span text:style-name="T1"><text:s text:c="3"/><text:tab/><text:tab/>since the task was to submit I think the task is completed.</text:span></text:p>
      <text:p text:style-name="P1"><text:span text:style-name="T1"><text:s text:c="4"/>3.b Are the query input options clear to you?</text:span></text:p>
      <text:p text:style-name="P1"><text:span text:style-name="T1"><text:s text:c="4"/>3.c Would you add any extra information to get a better understanding?</text:span></text:p>
      <text:p text:style-name="P1"><text:span text:style-name="T1"><text:s text:c="4"/>3.d After completing all the inputs, please click the ‘Submit’ button once</text:span></text:p>
      <text:p text:style-name="P1"><text:span text:style-name="T1">4 Explore the ‘Q1’ tab generated after submitting a query.</text:span></text:p>
      <text:p text:style-name="P1"><text:span text:style-name="T1"><text:tab/>I don't think I am going to remember all these tasks, so I am going to go step by step</text:span></text:p>
      <text:p text:style-name="P1"><text:span text:style-name="T1"><text:s text:c="4"/>4.a Read the information provided in the introductory paragraph.</text:span></text:p>
      <text:p text:style-name="P1"><text:span text:style-name="T1"><text:s text:c="4"/><text:tab/>(The participant reads the introductory paragraph)</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4.c Click the following buttons:</text:span></text:p>
      <text:p text:style-name="P1"><text:span text:style-name="T1"><text:s text:c="8"/>c.i Data Provenance</text:span></text:p>
      <text:p text:style-name="P1"><text:span text:style-name="T1"><text:s text:c="8"/><text:tab/>We have here two events that have come from all these different data sets.</text:span></text:p>
      <text:p text:style-name="P1"><text:span text:style-name="T1"><text:s text:c="8"/><text:tab/>I mean I can count the data sets visually but I am a bit lazy to do that. I am not really going to count them but you could count them.</text:span></text:p>
      <text:p text:style-name="P1"><text:span text:style-name="T1"><text:s text:c="8"/><text:tab/>Alright, then here I assume we have the daily values for each of the events. We have the max values in red I assume ... No, wait a second.</text:span></text:p>
      <text:p text:style-name="P1"><text:span text:style-name="T1"><text:s text:c="8"/><text:tab/>(The participant reads again the task)</text:span></text:p>
      <text:p text:style-name="P1"><text:span text:style-name="T1"><text:s text:c="8"/><text:tab/>There are not three </text:span>buttons, there<text:span text:style-name="T1"> are five buttons. Well, except the export I think.</text:span></text:p>
      <text:p text:style-name="P1"><text:span text:style-name="T1"><text:s text:c="8"/>c.ii Data Lineage</text:span></text:p>
      <text:p text:style-name="P1"><text:soft-page-break/><text:span text:style-name="T1"><text:s text:c="8"/><text:tab/>Okay, yeah. This is the document showing exactly what was the query, which is nice in case you wanted to export this somehow or that you want to prove exactly how your data was aggregated, how it was formed and where it came from. I guess here you have everything which is quite valuable itself.</text:span></text:p>
      <text:p text:style-name="P1"><text:span text:style-name="T1"><text:s text:c="8"/>c.iii Full Metadata Exploration</text:span></text:p>
      <text:p text:style-name="P1"><text:span text:style-name="T1"><text:s text:c="8"/><text:tab/>It adds even more of that. It is not supposed to be readable for humans I assume but machine readable. Maybe it is a bit readable by humans </text:span>depending<text:span text:style-name="T1"> on the kind of human. Let's say it would be nice to add a copy of one of those with a button that you copy the whole paragraph because I seriously doubt many people will read this. But they might want to copy and store it somehow or copy and paste it somewhere else.</text:span></text:p>
      <text:p text:style-name="P1"><text:span text:style-name="T1"><text:s text:c="8"/><text:tab/>I guess you can also download it like clicking the FAIR metadata export and this would do it. Exactly. Then you can download the data which can download it as an RDF. I think I can open this with Chrome, can I? No, it just downloads itself. I am not going to explore that as it is not part of the tasks. <text:s text:c="4"/><text:tab/></text:span></text:p>
      <text:p text:style-name="P1"><text:span text:style-name="T1"><text:s text:c="4"/>4.d Can you say aloud how many data sets were used for each event in the Data Provenance table?</text:span></text:p>
      <text:p text:style-name="P1"><text:span text:style-name="T1"><text:s text:c="4"/><text:tab/>I don't know how many data </text:span>sets there are so<text:span text:style-name="T1"> ... <text:s text:c="3"/><text:tab/></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In the full metadata exploration text, I can try to do that.</text:span></text:p>
      <text:p text:style-name="P1"><text:span text:style-name="T1"><text:s text:c="4"/><text:tab/>(The participant reads the data use comment)</text:span></text:p>
      <text:p text:style-name="P1"><text:span text:style-name="T1"><text:s text:c="4"/><text:tab/>Seems I am a researcher in one of these projects, so I can use it.</text:span></text:p>
      <text:p text:style-name="P1"><text:span text:style-name="T1"><text:s text:c="4"/><text:tab/>Identification risk, this is a long comment.</text:span></text:p>
      <text:p text:style-name="P1"><text:span text:style-name="T1"><text:s text:c="4"/><text:tab/>(The participant reads the identification risk comment)</text:span></text:p>
      <text:p text:style-name="P1"><text:span text:style-name="T1"><text:s text:c="4"/><text:tab/>Understood, so we understand that there are some risks here so we need to take them into account.</text:span></text:p>
      <text:p text:style-name="P1"><text:span text:style-name="T1"><text:s text:c="4"/><text:tab/>Let's look at what is the license of the data set we are checking.</text:span></text:p>
      <text:p text:style-name="P1"><text:span text:style-name="T1"><text:s text:c="4"/><text:tab/>(The participant reads the data sets description comment)</text:span></text:p>
      <text:p text:style-name="P1"><text:span text:style-name="T1"><text:s text:c="4"/><text:tab/>This is a very verbose description but I guess that is good and you can know exactly what kind of aggregations were done. Basically, by getting this comment, </text:span>that<text:span text:style-name="T1"> is a very nice description.</text:span></text:p>
      <text:p text:style-name="P1"><text:span text:style-name="T1"><text:s text:c="4"/><text:tab/>Task completed.</text:span></text:p>
      <text:p text:style-name="P1"><text:span text:style-name="T1">5 Explore the data table displayed underneath the metadata buttons. </text:span></text:p>
      <text:p text:style-name="P1"><text:span text:style-name="T1"><text:s text:c="4"/>5.a Can you understand all the column headings when hovering over the abbreviations?</text:span></text:p>
      <text:p text:style-name="P1"><text:span text:style-name="T1"><text:s text:c="4"/><text:tab/>Alright, these are the data columns I assume, oh the data table I mean.</text:span></text:p>
      <text:p text:style-name="P1"><text:span text:style-name="T1"><text:s text:c="4"/><text:tab/>(The participant reads the column heading descriptions)</text:span></text:p>
      <text:p text:style-name="P1"><text:soft-page-break/><text:span text:style-name="T1"><text:s text:c="4"/><text:tab/>This one does not have a </text:span>tooltip<text:span text:style-name="T1"> for some reason. I think maybe it is because of the </text:span>width<text:span text:style-name="T1"> of the column. I could probably indirectly find that out but we don't want to do that I guess. It is NOx as NO2.</text:span></text:p>
      <text:p text:style-name="P1"><text:span text:style-name="T1"><text:s text:c="4"/><text:tab/>Wet bulb air temperature, I don't know what </text:span>exactly it is but<text:span text:style-name="T1"> I imagine that if you search it this is the real name from the ERA5.</text:span></text:p>
      <text:p text:style-name="P1"><text:span text:style-name="T1"><text:s text:c="4"/><text:tab/>I think they are quite descriptive and it is pretty nice to have a short name and a proper description once you hover over. So that is cool.</text:span></text:p>
      <text:p text:style-name="P1"><text:span text:style-name="T1"><text:s text:c="4"/>5.b Do you understand the meaning of the cell background colors?</text:span></text:p>
      <text:p text:style-name="P1"><text:span text:style-name="T1"><text:s text:c="4"/><text:tab/>(The participant reads the data background paragraph)</text:span></text:p>
      <text:p text:style-name="P1"><text:span text:style-name="T1"><text:s text:c="4"/><text:tab/>Okay, I did not understand this before but after reading the data background paragraph, a Z-score is computed using all the values in the same column. </text:span>Then<text:span text:style-name="T1">, we get red values as high, basically over 95% over 2 in Z-score; and those that are blue, although I don't see many blue ones, are basically those that have a Z-score less than -2. This is my assumption based on the description I see here.</text:span></text:p>
      <text:p text:style-name="P1"><text:span text:style-name="T1"><text:s text:c="4"/><text:tab/>So I would say that: yes, I understand unless I don't. But I think I understand.</text:span></text:p>
      <text:p text:style-name="P1"><text:span text:style-name="T1"><text:s text:c="4"/>5.c Can you hide columns by using the eye icon next to the column heading or by using the ‘Toggle Columns’ button?</text:span></text:p>
      <text:p text:style-name="P1"><text:span text:style-name="T1"><text:s text:c="4"/><text:tab/>If I hide this it gets hidden and with the toggle button ... Okay, it is fine, I like this ... Yes, this is completely usable and that is nice.</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Well, yes it is but it is not of course a trivial understanding. Of course you would need further analysis of this data to get a proper answer to whatever questions you are studying. But it is indeed a useful table to start to understand how the environmental variables might be linked to your events</text:span></text:p>
      <text:p text:style-name="P1"><text:span text:style-name="T1"><text:s text:c="4"/>5.e Say aloud if you would add any feature to the current display</text:span></text:p>
      <text:p text:style-name="P1"><text:span text:style-name="T1"><text:s text:c="4"/><text:tab/>Mmmm ... To the table itself ... You can export as CSV I assume, yes. No, I mean I could imagine some nice things like adding a gradient if you want instead of only the extremes but it would be a wasted effort.</text:span></text:p>
      <text:p text:style-name="P1"><text:span text:style-name="T1"><text:s text:c="4"/><text:tab/>So far I think this is very nice. I am more interested in checking ... </text:span>For<text:span text:style-name="T1"> instance I don't know what </text:span>it is<text:span text:style-name="T1">. It is probably a missing value, right? It is taking it as a zero I assume. The same as this. That is weird. Maybe since missing values could exist, maybe a proper category for these values. Same here, missing values should not be included in the distributions and get Z-scores. Either add a different background for missing values, a gray one or something, or at least do not compute them as anything. I don't know if they are taken as zeros but they shouldn't. It should be clear </text:span>that<text:span text:style-name="T1"> whenever any aggregation is done later from this, they should not be taken into account.</text:span></text:p>
      <text:p text:style-name="P1"><text:span text:style-name="T1"><text:s text:c="4"/><text:tab/>Task completed.</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Let's make a heat map</text:span></text:p>
      <text:p text:style-name="P1"><text:span text:style-name="T1"><text:s text:c="4"/><text:tab/><text:tab/>I will try PM2.5, okay I see here. It can be a bit buggy.</text:span></text:p>
      <text:p text:style-name="P1"><text:soft-page-break/><text:span text:style-name="T1"><text:s text:c="4"/><text:tab/><text:tab/>So a heat map should be two variables I assume ... I am not sure.</text:span></text:p>
      <text:p text:style-name="P1"><text:span text:style-name="T1"><text:s text:c="4"/><text:tab/><text:tab/>Well, wait a second. Okay, let me see what happens.</text:span></text:p>
      <text:p text:style-name="P1"><text:span text:style-name="T1"><text:s text:c="4"/><text:tab/><text:tab/>Basically, the heat map allows us to compare per event. The X-axis shows time (days), relative time from the event, and the Y-axis the different events. So this allows us to compare and observe common patterns, time common patterns let's say.</text:span></text:p>
      <text:p text:style-name="P1"><text:span text:style-name="T1"><text:s text:c="4"/><text:tab/><text:tab/>That being said, I don't know why it works for visibility but it does not work for others.</text:span></text:p>
      <text:p text:style-name="P1"><text:span text:style-name="T1"><text:s text:c="4"/><text:tab/><text:tab/>Okay, it works for temperature, SO2 but for my original choice, which was PM2.5 ... Okay, I think it is Heroku being a bit buggy together with Dash sometimes. I think it works.</text:span></text:p>
      <text:p text:style-name="P1"><text:span text:style-name="T1"><text:s text:c="4"/><text:tab/>Box plot</text:span></text:p>
      <text:p text:style-name="P1"><text:span text:style-name="T1"><text:s text:c="4"/><text:tab/><text:tab/>We can do a more clear comparison of the distributions. We don't care about time anymore but we see a comparison between the events. We are able to see if the particulate matter in one event is lower or higher in general among the days that we selected compared to other events. I will say some </text:span>comments<text:span text:style-name="T1"> after I explore the polar plot.</text:span></text:p>
      <text:p text:style-name="P1"><text:span text:style-name="T1"><text:s text:c="4"/><text:tab/>Polar plot</text:span></text:p>
      <text:p text:style-name="P1"><text:span text:style-name="T1"><text:s text:c="4"/><text:tab/><text:tab/>This is a very cool plot.</text:span></text:p>
      <text:p text:style-name="P1"><text:span text:style-name="T1"><text:s text:c="4"/><text:tab/><text:tab/>Okay, the polar plot. This one is a bit more complicated in general but I am making assumptions here. I think the polar plot should have some kind of description. I already know </text:span>what a<text:span text:style-name="T1"> polar </text:span>plot is because<text:span text:style-name="T1"> I have </text:span>discussed<text:span text:style-name="T1"> it with SERDIF creator and maintainer but I don't think most medical researchers will have any kind of clue what a polar plot is, although it looks pretty. This probably needs to be communicated. </text:span></text:p>
      <text:p text:style-name="P1"><text:span text:style-name="T1"><text:s text:c="4"/><text:tab/><text:tab/>Other than that, this is </text:span>showing the<text:span text:style-name="T1"> coordinates and I assume these are different values but I don't know how to connect this data from the table. I guess each circle is a day, and then depending on where the wind was coming that day and the seep it had ... No? So it is the mean of the values which are in certain coordinates compared to the event and then you can basically see ... I mean that this is what I would do in real life. </text:span></text:p>
      <text:p text:style-name="P1"><text:span text:style-name="T1"><text:s text:c="4"/><text:tab/><text:tab/>I know what a polar plot is but ... Anyway, not going to waste more time. </text:span></text:p>
      <text:p text:style-name="P1"><text:span text:style-name="T1"><text:s text:c="4"/><text:tab/><text:tab/>I think the polar plot is nice but it needs further explanation. So I would say aloud that the polar plot needs a proper explanation. I would also say that instead of the </text:span>meaning<text:span text:style-name="T1"> ... Okay, I think here it says mean because I selected the mean ... Okay no, but we could do that though.</text:span></text:p>
      <text:p text:style-name="P1"><text:span text:style-name="T1"><text:s text:c="4"/>6.c Say aloud if you would add any more visualizations to the current ones</text:span></text:p>
      <text:p text:style-name="P1"><text:span text:style-name="T1"><text:s text:c="4"/><text:tab/>I think scatter plots might be interesting, which you can color by the event or even adding extra categories.</text:span></text:p>
      <text:p text:style-name="P1"><text:span text:style-name="T1"><text:s text:c="4"/><text:tab/>In this case, I have only used high probability events but I may want to compare high probability events with other categories like those that are not. Then, we can show a scatter plot for those ones that are not. So we can show the plot not by event or the box plot not by event but by category. I think that is the most useful visualization you can have. It is interesting to see the distribution of the events of the same condition or category like those that were certain. But what you are interested is comparing controls against treatment, or healthy against disease events. So usually that is what you would want to do. That is what I would miss.</text:span></text:p>
      <text:p text:style-name="P1"><text:span text:style-name="T1"><text:s text:c="4"/><text:tab/>That being said this can be done afterwards. So if I had to ask for something I would ask for that.</text:span></text:p>
      <text:p text:style-name="P1"><text:span text:style-name="T1">7 Submit one more query with different input options from the ones used before.</text:span></text:p>
      <text:p text:style-name="P1"><text:span text:style-name="T1"><text:tab/>How are we with time? Do you think I am being too slow? Maybe a bit.</text:span></text:p>
      <text:p text:style-name="P1"><text:span text:style-name="T1"><text:tab/>I would like to do that as comparing was exactly what I was saying before.</text:span></text:p>
      <text:p text:style-name="P1"><text:span text:style-name="T1"><text:tab/>So what if I select no events in Dublin, right?</text:span></text:p>
      <text:p text:style-name="P1"><text:soft-page-break/><text:span text:style-name="T1"><text:tab/>Now we are going to compare the high probability with the no events. Unless there is no data available. Ah there is data available and the number of data sets is this 20. </text:span></text:p>
      <text:p text:style-name="P1"><text:span text:style-name="T1"><text:tab/>I did not say task completed before but task completed.</text:span></text:p>
      <text:p text:style-name="P1"><text:span text:style-name="T1"><text:tab/>So there is one event, which is not really that much to extract conclusions, but we have one event of someone that did not have any probability, well not only any probability but null probability of disease I assume. We have 20 environmental data sets.</text:span></text:p>
      <text:p text:style-name="P1"><text:span text:style-name="T1"><text:tab/>We are going to use the same aggregation method as I want them to be comparable so I am only going to change the event category.</text:span></text:p>
      <text:p text:style-name="P1"><text:span text:style-name="T1"><text:tab/>(The participant starts getting so pop outs to download the data sets)</text:span></text:p>
      <text:p text:style-name="P1"><text:span text:style-name="T1"><text:tab/>MODERATOR: Apologies, Heroku glitch.</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The participant reads the sub task again)</text:span></text:p>
      <text:p text:style-name="P1"><text:span text:style-name="T1"><text:s text:c="8"/><text:tab/>Well, so I would have to count them now.</text:span></text:p>
      <text:p text:style-name="P1"><text:span text:style-name="T1"><text:s text:c="8"/><text:tab/>We have 20 here (Q2) and the other one also has 20 (Q1). I think because it is using the same location so I could probably use a different location to get different data sets. But yeah, they </text:span>are exactly<text:span text:style-name="T1"> the same data sets.</text:span></text:p>
      <text:p text:style-name="P1"><text:span text:style-name="T1"><text:s text:c="8"/>a.ii Do both data sets (Q1 and Q2) have the same license?</text:span></text:p>
      <text:p text:style-name="P1"><text:span text:style-name="T1"><text:s text:c="8"/><text:tab/>Good question, let's go to the full metadata exploration text. I think so as this is a creative commons license for Q1 and for Q2 we have the same license, the creative commons. So yes we have the same one.</text:span></text:p>
      <text:p text:style-name="P1"><text:span text:style-name="T1"><text:s text:c="8"/>a.iii Which of the data tables (Q1 and Q2) seem to have more extreme values (i.e., more colored cell backgrounds)?</text:span></text:p>
      <text:p text:style-name="P1"><text:span text:style-name="T1"><text:s text:c="4"/>7.b Choose one of the following plots from Heat map, Box Plot and Polar Plot tabs and compare aloud Q1 and Q2 plots. </text:span></text:p>
      <text:p text:style-name="P1"><text:span text:style-name="T1"><text:s text:c="4"/><text:tab/>Well this is Q2, and doing a very quick exploration I would say ... If we don't count the missing values I would say that Q2 has more, but more or less, I should quantify it better.</text:span></text:p>
      <text:p text:style-name="P1"><text:span text:style-name="T1"><text:s text:c="4"/><text:tab/>I think the most important one </text:span>here would<text:span text:style-name="T1"> be the box plot as we will be able to compare the 3 events actually.</text:span></text:p>
      <text:p text:style-name="P1"><text:span text:style-name="T1"><text:s text:c="4"/><text:tab/>I will go to the box plot and compare the PM2.5 between the two events in Q1. Then, if we go to Q2 and do the box plot again, of course we only have one event.</text:span></text:p>
      <text:p text:style-name="P1"><text:span text:style-name="T1"><text:s text:c="4"/><text:tab/>We see that the median for event-no has a median </text:span>of 9.475<text:span text:style-name="T1"> and the median for the events that were with high probability were 10.13 and 10, which is a clear indication that PM2.5 is causing the high probability events so we should do something about it (joking).</text:span></text:p>
      <text:p text:style-name="P1"><text:span text:style-name="T1"><text:s text:c="4"/>7.c Say aloud if you would add any other feature to help you comprehend better the data at this point</text:span></text:p>
      <text:p text:style-name="P1"><text:span text:style-name="T1"><text:s text:c="4"/><text:tab/>Yes, I would somehow allow </text:span>comparison<text:span text:style-name="T1"> between different Qs. Q1 against Q2 with the same access and allow a side by side comparison. Now I have to remember this but the axis are not in the same range because this </text:span>goes up<text:span text:style-name="T1"> to 50 and Q2 to 25. So visually ... I know how to read a box plot but to allow for a proper comparison the different queries should be merged into one data table so they can be combined.</text:span></text:p>
      <text:p text:style-name="P1"><text:soft-page-break/><text:span text:style-name="T1"><text:s text:c="4"/><text:tab/>That means that another task is completed.</text:span></text:p>
      <text:p text:style-name="P1"><text:span text:style-name="T1">8 Export/download the metadata and data from the first query (Q1)</text:span></text:p>
      <text:p text:style-name="P1"><text:span text:style-name="T1"><text:tab/>Okay, I will do it but I think I already did that.</text:span></text:p>
      <text:p text:style-name="P1"><text:span text:style-name="T1"><text:s text:c="4"/>8.a FAIR data and metadata</text:span></text:p>
      <text:p text:style-name="P1"><text:span text:style-name="T1"><text:s text:c="4"/><text:tab/>I have saved the FAIR data and metadata. I assume that this is the same but the FAIR ... Oh no, no, this is the FAIR metadata and this is the FAIR data.</text:span></text:p>
      <text:p text:style-name="P1"><text:span text:style-name="T1"><text:s text:c="4"/>8.b Data provenance and Data table as CSV files</text:span></text:p>
      <text:p text:style-name="P1"><text:span text:style-name="T1"><text:s text:c="4"/><text:tab/>So now I go to data provenance, do you want me to copy and paste this? Oh no, it was here the export button. Saved.</text:span></text:p>
      <text:p text:style-name="P1"><text:span text:style-name="T1"><text:s text:c="4"/><text:tab/>I know how to download the data table as you can see here in the previous downloads.</text:span></text:p>
      <text:p text:style-name="P1"><text:span text:style-name="T1"><text:s text:c="4"/><text:tab/>But data provenance is this? Okay, </text:span>now it is saved<text:span text:style-name="T1"> as a CSV.</text:span></text:p>
      <text:p text:style-name="P1"><text:span text:style-name="T1"><text:s text:c="4"/>8.c Export all data tables at once in the ‘Download All’ tab in the left panel</text:span></text:p>
      <text:p text:style-name="P1"><text:span text:style-name="T1"><text:s text:c="4"/><text:tab/>I will save and </text:span>open it to check<text:span text:style-name="T1"> what's inside.</text:span></text:p>
      <text:p text:style-name="P1"><text:span text:style-name="T1"><text:s text:c="4"/><text:tab/>Oh, it is a zip file with all of our queries inside, which is really nice, so we can make as many queries as we want. Then, merge the tables from the queries to do our analysis, which actually is really nice to do in our software of choice. <text:s text:c="3"/><text:tab/></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I hadn't even read the full question and I can already answer because yes, it would be perfect for further exploration for an environmental researcher such as me to then load it in R or Python and then do my own analysis. This would be definitely useful.</text:span></text:p>
      <text:p text:style-name="P1"><text:span text:style-name="T1">9 Finally, could you summarize verbally your </text:span>overall experience<text:span text:style-name="T1"> in completing these tasks using the SERDIF dashboard? </text:span></text:p>
      <text:p text:style-name="P1"><text:span text:style-name="T1"><text:tab/>Well, in general the tasks were easy to do even though I made some comments in steps that could be more clarified. But in general, I think the job is very well done.</text:span></text:p>
      <text:p text:style-name="P1"><text:span text:style-name="T1"><text:tab/>I do think that visualizations, since I am very peaky as I know how to do this analysis by myself, I am more interested in being able to fetch the data tables as we did in the previous task and then load them into my software of choice and do it myself. Running the query and getting the data that you specifically want, it works really well. I would just add some more advanced settings for some complex scenarios where we want the average for some variables and the maximum for others, or we want a multiple of them. This should be doable. </text:span></text:p>
      <text:p text:style-name="P1"><text:span text:style-name="T1"><text:tab/>But other than that I think it was a very smooth and easy experience to complete the tasks.</text:span></text:p>
      <text:p text:style-name="P1"><text:span text:style-name="T1"><text:tab/>So I guess this task is also completed now and that should be al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44" meta:word-count="3665" meta:character-count="19852" meta:non-whitespace-character-count="15650"/>
    <meta:generator>LibreOfficeDev/6.0.5.2$Linux_X86_64 LibreOffice_project/</meta:generator>
  </office:meta>
</office:document-meta>
</file>